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ndale Mono"/>
    </style:style>
    <style:style style:name="T9" style:family="text">
      <style:text-properties style:font-name="Andale Mono" fo:language="en" fo:country="US"/>
    </style:style>
    <style:style style:name="T10" style:family="text">
      <style:text-properties style:font-name="Andale Mono" fo:language="en" fo:country="US" fo:font-style="normal" style:font-style-asian="normal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font-size="10pt" fo:language="en" fo:country="US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ugas Praktikum Sesi 9<text:line-break/><text:line-break/>Judul Tugas “Calculator”</text:p>
      <text:p text:style-name="P1"><text:span text:style-name="T1"><text:line-break/></text:span><text:span text:style-name="T2"><text:tab/>1. Buatlah </text:span><text:span text:style-name="T4">folder calculator</text:span><text:span text:style-name="T6"> didalam folder sesi9 !</text:span></text:p>
      <text:p text:style-name="P3"/>
      <text:p text:style-name="P1"><text:span text:style-name="T2"><text:tab/>2. Buatlah </text:span><text:span text:style-name="T7">folder main</text:span><text:span text:style-name="T2"> dan </text:span><text:span text:style-name="T4">folder service</text:span><text:span text:style-name="T2"> didalam folder calculator !<text:line-break/><text:line-break/><text:tab/>3. Buatlah </text:span><text:span text:style-name="T4">folder impl</text:span><text:span text:style-name="T2"> di dalam folder service !<text:line-break/></text:span></text:p>
      <text:p text:style-name="P2"><text:tab/>4. Buatlah <text:s/>sebuah Interface dengan nama CalculatorService.java didalam <text:line-break/><text:tab/> <text:s text:c="3"/>folder service dan buatlah method didalamnya dengan fungsi calculator <text:line-break/><text:tab/> <text:s text:c="3"/>( tambah, kurang, kali, dan bagi) menggunakan type data Integer !<text:line-break/><text:line-break/><text:tab/>5. Buatlah Class yang mengimplementasi CalculatorService.java dengan <text:tab/> <text:s/><text:tab/> <text:s text:c="3"/>nama file CalculatorServiceImpl.java didalam folder impl !<text:span text:style-name="T8"><text:line-break/><text:line-break/></text:span><text:tab/>6. Buatlah Class Main untuk memanggil fungsi dari Interface dengan nama <text:line-break/><text:tab/> <text:s text:c="3"/>file MainClass.java didalam folder main !<text:line-break/><text:span text:style-name="T8"><text:line-break/></text:span><text:tab/>7. Compile Class Main menggunakan <text:span text:style-name="T3">javac -cp</text:span><text:span text:style-name="T5"> !<text:line-break/><text:tab/></text:span></text:p>
      <text:p text:style-name="P2"><text:span text:style-name="T11"><text:tab/>8. Running Class Main !<text:line-break/><text:line-break/><text:line-break/></text:span><text:span text:style-name="T12">Hasil Output :<text:line-break/><text:line-break/></text:span><text:span text:style-name="T9">Masukan Bilangan 1 : 100 </text:span><text:span text:style-name="T14">(input nominal) → ENTER</text:span><text:span text:style-name="T13"><text:line-break/><text:line-break/></text:span><text:span text:style-name="T10">Masukan Bilangan 2 : 50 </text:span><text:span text:style-name="T14">(input nominal) → ENTER</text:span><text:span text:style-name="T13"><text:line-break/><text:tab/></text:span></text:p>
      <text:p text:style-name="P2"><text:span text:style-name="T10">Masukan operator (+,-,*,/): / </text:span><text:span text:style-name="T14">(input fungsi yang sudah di tentukan) → ENTER</text:span><text:span text:style-name="T13"><text:line-break/><text:line-break/></text:span><text:span text:style-name="T10">Hasil perhitungan dari 100 / 50 =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1-14T20:47:53</meta:creation-date>
    <dc:date>2011-11-16T03:57:41</dc:date>
    <dc:creator>izwan </dc:creator>
    <meta:editing-duration>PT01H31M06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6" meta:word-count="149" meta:character-count="1007"/>
  </office:meta>
</office:document-meta>
</file>